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Monaco" svg:font-family="Monaco, Courier, monospace"/>
    <style:font-face style:name="OpenSymbol" svg:font-family="OpenSymbol"/>
    <style:font-face style:name="courier new" svg:font-family="'courier new', courier, monospace"/>
    <style:font-face style:name="gotham" svg:font-family="gotham, helvetica, arial, sans-serif"/>
    <style:font-face style:name="gotham1" svg:font-family="gotham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 style:list-style-name="L2">
      <style:paragraph-properties fo:margin-top="0cm" fo:margin-bottom="0cm" fo:orphans="2" fo:widows="2" fo:padding="0cm" fo:border="none"/>
      <style:text-properties fo:font-variant="normal" fo:text-transform="none" fo:color="#383838" style:font-name="Monaco" fo:font-size="6.84999990463257pt" fo:letter-spacing="normal" fo:font-style="normal" fo:font-weight="normal"/>
    </style:style>
    <style:style style:name="P2" style:family="paragraph" style:parent-style-name="Preformatted_20_Text" style:list-style-name="L2">
      <style:paragraph-properties fo:margin-top="0cm" fo:margin-bottom="0cm" fo:orphans="2" fo:widows="2" fo:padding="0cm" fo:border="none"/>
    </style:style>
    <style:style style:name="P3" style:family="paragraph" style:parent-style-name="Preformatted_20_Text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style:font-name="Monaco" fo:font-size="6.84999990463257pt" fo:letter-spacing="normal" fo:font-style="normal" fo:font-weight="normal"/>
    </style:style>
    <style:style style:name="P4" style:family="paragraph" style:parent-style-name="Preformatted_20_Text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fo:letter-spacing="normal"/>
    </style:style>
    <style:style style:name="P5" style:family="paragraph" style:parent-style-name="Preformatted_20_Text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ff" style:font-name="Monaco" fo:font-size="6.84999990463257pt" fo:letter-spacing="normal" fo:font-style="normal" fo:font-weight="normal"/>
    </style:style>
    <style:style style:name="P6" style:family="paragraph" style:parent-style-name="Preformatted_20_Text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8" style:family="paragraph" style:parent-style-name="Standard">
      <style:paragraph-properties fo:margin-left="0cm" fo:margin-right="0cm" fo:margin-top="0cm" fo:margin-bottom="0.499cm" fo:orphans="2" fo:widows="2" fo:text-indent="0cm" style:auto-text-indent="false" fo:padding="0cm" fo:border="none"/>
    </style:style>
    <style:style style:name="P9" style:family="paragraph" style:parent-style-name="Text_20_body" style:list-style-name="L2">
      <style:paragraph-properties fo:margin-top="0cm" fo:margin-bottom="0cm" fo:orphans="2" fo:widows="2" fo:padding="0cm" fo:border="none"/>
    </style:style>
    <style:style style:name="P1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2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3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5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6" style:family="paragraph" style:parent-style-name="Text_20_body" style:list-style-name="L7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7" style:family="paragraph" style:parent-style-name="Text_20_body" style:list-style-name="L8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18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style:font-name="courier new" fo:font-size="6.84999990463257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20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21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22" style:family="paragraph" style:parent-style-name="Text_20_body" style:list-style-name="L4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23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24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25" style:family="paragraph" style:parent-style-name="Text_20_body" style:list-style-name="L7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26" style:family="paragraph" style:parent-style-name="Text_20_body" style:list-style-name="L8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27" style:family="paragraph" style:parent-style-name="Text_20_body" style:list-style-name="L9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28" style:family="paragraph" style:parent-style-name="Text_20_body" style:list-style-name="L10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29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30" style:family="paragraph" style:parent-style-name="Text_20_body" style:list-style-name="L6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83838" fo:letter-spacing="normal"/>
    </style:style>
    <style:style style:name="P31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66ff" style:font-name="gotham1" fo:font-size="5.90000009536743pt" fo:letter-spacing="normal" fo:font-style="normal" fo:font-weight="normal"/>
    </style:style>
    <style:style style:name="P32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font-name="gotham1" fo:font-size="5.90000009536743pt" fo:letter-spacing="normal" fo:font-style="normal" fo:font-weight="normal"/>
    </style:style>
    <style:style style:name="P33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style:font-name="gotham" fo:font-size="6.84999990463257pt"/>
    </style:style>
    <style:style style:name="P34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  <style:text-properties fo:color="#000000" style:font-name="gotham1" fo:font-size="5.90000009536743pt"/>
    </style:style>
    <style:style style:name="P35" style:family="paragraph" style:parent-style-name="Text_20_body">
      <style:paragraph-properties fo:margin-left="0cm" fo:margin-right="0cm" fo:orphans="2" fo:widows="2" fo:text-indent="0cm" style:auto-text-indent="false" fo:padding="0cm" fo:border="none"/>
    </style:style>
    <style:style style:name="P36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37" style:family="paragraph" style:parent-style-name="Text_20_body" style:list-style-name="L2">
      <style:paragraph-properties fo:margin-left="0cm" fo:margin-right="0cm" fo:orphans="2" fo:widows="2" fo:text-indent="0cm" style:auto-text-indent="false" fo:padding="0cm" fo:border="none"/>
    </style:style>
    <style:style style:name="P38" style:family="paragraph" style:parent-style-name="Text_20_body" style:list-style-name="L4">
      <style:paragraph-properties fo:margin-left="0cm" fo:margin-right="0cm" fo:orphans="2" fo:widows="2" fo:text-indent="0cm" style:auto-text-indent="false" fo:padding="0cm" fo:border="none"/>
    </style:style>
    <style:style style:name="P39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40" style:family="paragraph" style:parent-style-name="Text_20_body" style:list-style-name="L5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41" style:family="paragraph" style:parent-style-name="Text_20_body" style:list-style-name="L6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42" style:family="paragraph" style:parent-style-name="Text_20_body" style:list-style-name="L9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43" style:family="paragraph" style:parent-style-name="Text_20_body" style:list-style-name="L10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P44" style:family="paragraph" style:parent-style-name="Text_20_body" style:list-style-name="L1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T1" style:family="text">
      <style:text-properties fo:font-variant="normal" fo:text-transform="none" fo:color="#383838" style:font-name="gotham" fo:font-size="6.84999990463257pt" fo:letter-spacing="normal" fo:font-style="normal" fo:font-weight="normal"/>
    </style:style>
    <style:style style:name="T2" style:family="text">
      <style:text-properties fo:font-variant="normal" fo:text-transform="none" fo:color="#383838" style:font-name="gotham" fo:font-size="8.80000019073486pt" fo:letter-spacing="normal" fo:font-style="normal" fo:font-weight="normal"/>
    </style:style>
    <style:style style:name="T3" style:family="text">
      <style:text-properties fo:font-variant="normal" fo:text-transform="none" fo:color="#383838" style:font-name="gotham1" fo:font-size="6.84999990463257pt" fo:letter-spacing="normal" fo:font-style="normal" fo:font-weight="normal"/>
    </style:style>
    <style:style style:name="T4" style:family="text">
      <style:text-properties fo:font-variant="normal" fo:text-transform="none" fo:color="#383838" style:font-name="courier new" fo:font-size="6.84999990463257pt" fo:letter-spacing="normal" fo:font-style="normal" fo:font-weight="normal"/>
    </style:style>
    <style:style style:name="T5" style:family="text">
      <style:text-properties fo:font-variant="normal" fo:text-transform="none" fo:color="#383838" style:font-name="Monaco" fo:font-size="6.84999990463257pt" fo:letter-spacing="normal" fo:font-style="normal" fo:font-weight="normal"/>
    </style:style>
    <style:style style:name="T6" style:family="text">
      <style:text-properties fo:font-variant="normal" fo:text-transform="none" fo:color="#047ac6" style:font-name="gotham" fo:font-size="6.84999990463257pt" fo:letter-spacing="normal" fo:font-style="normal" fo:font-weight="normal"/>
    </style:style>
    <style:style style:name="T7" style:family="text">
      <style:text-properties fo:font-variant="normal" fo:text-transform="none" fo:color="#047ac6" style:font-name="gotham1" fo:font-size="5.90000009536743pt" fo:letter-spacing="normal" fo:font-style="normal" fo:font-weight="normal"/>
    </style:style>
    <style:style style:name="T8" style:family="text">
      <style:text-properties fo:font-variant="normal" fo:text-transform="none" fo:color="#0000ff" style:font-name="courier new" fo:font-size="6.84999990463257pt" fo:letter-spacing="normal" fo:font-style="normal" fo:font-weight="normal"/>
    </style:style>
    <style:style style:name="T9" style:family="text">
      <style:text-properties fo:font-variant="normal" fo:text-transform="none" fo:color="#0000ff" style:font-name="courier new" fo:font-size="5.90000009536743pt" fo:letter-spacing="normal" fo:font-style="normal" fo:font-weight="normal"/>
    </style:style>
    <style:style style:name="T10" style:family="text">
      <style:text-properties fo:font-variant="normal" fo:text-transform="none" fo:color="#0000ff" style:font-name="gotham" fo:font-size="6.84999990463257pt" fo:letter-spacing="normal" fo:font-style="normal" fo:font-weight="normal"/>
    </style:style>
    <style:style style:name="T11" style:family="text">
      <style:text-properties fo:font-variant="normal" fo:text-transform="none" fo:color="#0000ff" style:font-name="gotham1" fo:font-size="5.90000009536743pt" fo:letter-spacing="normal" fo:font-style="normal" fo:font-weight="normal"/>
    </style:style>
    <style:style style:name="T12" style:family="text">
      <style:text-properties fo:font-variant="normal" fo:text-transform="none" fo:color="#0000ff" style:font-name="Monaco" fo:font-size="6.84999990463257pt" fo:letter-spacing="normal" fo:font-style="normal" fo:font-weight="normal"/>
    </style:style>
    <style:style style:name="T13" style:family="text">
      <style:text-properties fo:font-variant="normal" fo:text-transform="none" fo:color="#339966" style:font-name="gotham" fo:font-size="6.84999990463257pt" fo:letter-spacing="normal" fo:font-style="normal" fo:font-weight="normal"/>
    </style:style>
    <style:style style:name="T14" style:family="text">
      <style:text-properties fo:font-variant="normal" fo:text-transform="none" fo:color="#3366ff" style:font-name="courier new" fo:font-size="6.84999990463257pt" fo:letter-spacing="normal" fo:font-style="normal" fo:font-weight="normal"/>
    </style:style>
    <style:style style:name="T15" style:family="text">
      <style:text-properties fo:font-variant="normal" fo:text-transform="none" fo:color="#3366ff" style:font-name="courier new" fo:font-size="5.90000009536743pt" fo:letter-spacing="normal" fo:font-style="normal" fo:font-weight="normal"/>
    </style:style>
    <style:style style:name="T16" style:family="text">
      <style:text-properties fo:font-variant="normal" fo:text-transform="none" fo:color="#3366ff" style:font-name="Monaco" fo:font-size="5.90000009536743pt" fo:letter-spacing="normal" fo:font-style="normal" fo:font-weight="normal"/>
    </style:style>
    <style:style style:name="T17" style:family="text">
      <style:text-properties fo:font-variant="normal" fo:text-transform="none" fo:color="#000000" style:font-name="gotham1" fo:font-size="5.90000009536743pt" fo:letter-spacing="normal" fo:font-style="normal" fo:font-weight="normal"/>
    </style:style>
    <style:style style:name="T18" style:family="text">
      <style:text-properties fo:font-variant="normal" fo:text-transform="none" fo:color="#000000" style:font-name="courier new" fo:font-size="5.90000009536743pt" fo:letter-spacing="normal" fo:font-style="normal" fo:font-weight="normal"/>
    </style:style>
    <style:style style:name="T19" style:family="text">
      <style:text-properties fo:font-variant="normal" fo:text-transform="none" fo:color="#000000" style:font-name="Monaco" fo:font-size="6.84999990463257pt" fo:letter-spacing="normal" fo:font-style="normal" fo:font-weight="normal"/>
    </style:style>
    <style:style style:name="T20" style:family="text">
      <style:text-properties fo:font-variant="normal" fo:text-transform="none" fo:color="#ff0000" style:font-name="gotham1" fo:font-size="5.90000009536743pt" fo:letter-spacing="normal" fo:font-style="normal" fo:font-weight="normal"/>
    </style:style>
    <style:style style:name="T21" style:family="text">
      <style:text-properties fo:font-variant="normal" fo:text-transform="none" fo:color="#333300" style:font-name="Monaco" fo:font-size="5.90000009536743pt" fo:letter-spacing="normal" fo:font-style="normal" fo:font-weight="normal"/>
    </style:style>
    <style:style style:name="T22" style:family="text">
      <style:text-properties fo:font-variant="normal" fo:text-transform="none" fo:color="#333300" style:font-name="Monaco" fo:font-size="6.84999990463257pt" fo:letter-spacing="normal" fo:font-style="normal" fo:font-weight="normal"/>
    </style:style>
    <style:style style:name="T23" style:family="text">
      <style:text-properties fo:font-variant="normal" fo:text-transform="none" fo:color="#008080" style:font-name="Monaco" fo:font-size="6.84999990463257pt" fo:letter-spacing="normal" fo:font-style="normal" fo:font-weight="normal"/>
    </style:style>
    <style:style style:name="T24" style:family="text">
      <style:text-properties fo:font-variant="normal" fo:text-transform="none" fo:color="#993300" style:font-name="Monaco" fo:font-size="6.84999990463257pt" fo:letter-spacing="normal" fo:font-style="normal" fo:font-weight="normal"/>
    </style:style>
    <style:style style:name="T25" style:family="text">
      <style:text-properties style:font-name="gotham" fo:font-size="6.84999990463257pt" fo:font-style="normal" fo:font-weight="normal"/>
    </style:style>
    <style:style style:name="T26" style:family="text">
      <style:text-properties style:font-name="courier new"/>
    </style:style>
    <style:style style:name="T27" style:family="text">
      <style:text-properties style:font-name="courier new" fo:font-size="5.90000009536743pt"/>
    </style:style>
    <style:style style:name="T28" style:family="text">
      <style:text-properties fo:font-size="5.90000009536743pt"/>
    </style:style>
    <style:style style:name="T29" style:family="text">
      <style:text-properties fo:color="#3366ff"/>
    </style:style>
    <style:style style:name="T30" style:family="text">
      <style:text-properties fo:color="#000000"/>
    </style:style>
    <style:style style:name="T31" style:family="text">
      <style:text-properties fo:color="#993300" style:font-name="Monaco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trong_20_Emphasis"><text:span text:style-name="T2">Notes/links</text:span></text:span></text:p>
      <text:p text:style-name="P7"><text:span text:style-name="Strong_20_Emphasis"><text:span text:style-name="T2">#tltechsummit18</text:span></text:span></text:p>
      <text:p text:style-name="P7"><text:span text:style-name="Strong_20_Emphasis"><text:span text:style-name="T1">Tensorflow.js</text:span></text:span></text:p>
      <text:p text:style-name="P8"><text:span text:style-name="Strong_20_Emphasis"><text:span text:style-name="T1">Tutorials</text:span></text:span></text:p>
      <text:list xml:id="list8997198600494719285" text:style-name="L1">
        <text:list-item>
          <text:p text:style-name="P11"><text:a xlink:type="simple" xlink:href="https://js.tensorflow.org/tutorials/" office:target-frame-name="_blank" xlink:show="new" text:style-name="Internet_20_link" text:visited-style-name="Visited_20_Internet_20_Link"><text:span text:style-name="T6">https://js.tensorflow.org/tutorials/</text:span></text:a></text:p>
        </text:list-item>
        <text:list-item>
          <text:p text:style-name="P11"><text:a xlink:type="simple" xlink:href="https://js.tensorflow.org/tutorials/webcam-transfer-learning.html" office:target-frame-name="_blank" xlink:show="new" text:style-name="Internet_20_link" text:visited-style-name="Visited_20_Internet_20_Link"><text:span text:style-name="T6">https://js.tensorflow.org/tutorials/webcam-transfer-learning.html</text:span></text:a></text:p>
        </text:list-item>
        <text:list-item>
          <text:p text:style-name="P11"><text:a xlink:type="simple" xlink:href="https://js.tensorflow.org/tutorials/model-save-load.html" office:target-frame-name="_blank" xlink:show="new" text:style-name="Internet_20_link" text:visited-style-name="Visited_20_Internet_20_Link"><text:span text:style-name="T6">https://js.tensorflow.org/tutorials/model-save-load.html</text:span></text:a></text:p>
        </text:list-item>
        <text:list-item>
          <text:p text:style-name="P11"><text:a xlink:type="simple" xlink:href="https://github.com/tensorflow/tfjs-converter" office:target-frame-name="_blank" xlink:show="new" text:style-name="Internet_20_link" text:visited-style-name="Visited_20_Internet_20_Link"><text:span text:style-name="T6">https://github.com/tensorflow/tfjs-converter</text:span></text:a></text:p>
        </text:list-item>
        <text:list-item>
          <text:p text:style-name="P11"><text:span text:style-name="T1">gettting started </text:span><text:a xlink:type="simple" xlink:href="https://js.tensorflow.org/index.html#getting-started" office:target-frame-name="_blank" xlink:show="new" text:style-name="Internet_20_link" text:visited-style-name="Visited_20_Internet_20_Link"><text:span text:style-name="T6">https://js.tensorflow.org/index.html#getting-started</text:span></text:a><text:span text:style-name="T1"> </text:span></text:p>
          <text:list>
            <text:list-item>
              <text:p text:style-name="P18">?? npm install @tensorflow/tfjs-node</text:p>
            </text:list-item>
            <text:list-item>
              <text:p text:style-name="P20"><text:span text:style-name="T29">?? linux only</text:span> <text:span text:style-name="T27">npm install @tensorflow/tfjs-node-gpu</text:span></text:p>
            </text:list-item>
            <text:list-item>
              <text:p text:style-name="P11"><text:span text:style-name="Strong_20_Emphasis"><text:span text:style-name="T8">brew install yarn</text:span></text:span></text:p>
            </text:list-item>
            <text:list-item>
              <text:p text:style-name="P11"><text:span text:style-name="T13">correct </text:span><text:span text:style-name="Strong_20_Emphasis"><text:span text:style-name="T10"> </text:span></text:span><text:span text:style-name="Strong_20_Emphasis"><text:span text:style-name="T8">yarn add @tensorflow/tfjs</text:span></text:span></text:p>
            </text:list-item>
            <text:list-item>
              <text:p text:style-name="P11"><text:span text:style-name="T13">correct</text:span><text:span text:style-name="Strong_20_Emphasis"><text:span text:style-name="T1"> </text:span></text:span><text:span text:style-name="Strong_20_Emphasis"><text:span text:style-name="T8">npm install @tensorflow/tfjs</text:span></text:span></text:p>
            </text:list-item>
            <text:list-item>
              <text:p text:style-name="P11"><text:span text:style-name="Strong_20_Emphasis"><text:span text:style-name="T3">run</text:span></text:span><text:span text:style-name="Strong_20_Emphasis"><text:span text:style-name="T4"> node getting-started.js </text:span></text:span></text:p>
            </text:list-item>
            <text:list-item>
              <text:p text:style-name="P20">docker img install node (didn't work - will just use local npm)</text:p>
              <text:list>
                <text:list-item>
                  <text:p text:style-name="P11"><text:span text:style-name="Strong_20_Emphasis"><text:span text:style-name="T8">apt-get update &amp;&amp;  apt-get install nodejs npm xdg-utils lynx expect &amp;&amp;  rm -r /var/lib/apt/lists/*</text:span></text:span></text:p>
                </text:list-item>
                <text:list-item>
                  <text:p text:style-name="P11"><text:span text:style-name="T1">yarn install (didnt try): </text:span><text:a xlink:type="simple" xlink:href="https://yarnpkg.com/lang/en/docs/install/#debian-stable" office:target-frame-name="_blank" xlink:show="new" text:style-name="Internet_20_link" text:visited-style-name="Visited_20_Internet_20_Link"><text:span text:style-name="T6">https://yarnpkg.com/lang/en/docs/install/#debian-stable</text:span></text:a></text:p>
                </text:list-item>
              </text:list>
            </text:list-item>
            <text:list-item>
              <text:p text:style-name="P36"/>
            </text:list-item>
          </text:list>
        </text:list-item>
      </text:list>
      <text:p text:style-name="P19"/>
      <text:p text:style-name="P35"><text:span text:style-name="Strong_20_Emphasis"><text:span text:style-name="T1">Tensorflow Android</text:span></text:span></text:p>
      <text:list xml:id="list5813899493431595531" text:style-name="L2">
        <text:list-item>
          <text:p text:style-name="P21">TENSORFLOW LITE: no transfer learning</text:p>
        </text:list-item>
        <text:list-item>
          <text:p text:style-name="P21">tutorials:</text:p>
        </text:list-item>
        <text:list-item>
          <text:p text:style-name="P21">tfpoets1 (retrain flowers)</text:p>
          <text:list>
            <text:list-item>
              <text:p text:style-name="P12"><text:a xlink:type="simple" xlink:href="https://codelabs.developers.google.com/codelabs/tensorflow-for-poets-2/index.html?index=..%2F..%2Findex#1" office:target-frame-name="_blank" xlink:show="new" text:style-name="Internet_20_link" text:visited-style-name="Visited_20_Internet_20_Link"><text:span text:style-name="T6">https://codelabs.developers.google.com/codelabs/tensorflow-for-poets/index.html</text:span></text:a></text:p>
            </text:list-item>
            <text:list-item>
              <text:p text:style-name="P21">Mobile Net - image model provided by google with different sizes</text:p>
            </text:list-item>
            <text:list-item>
              <text:p text:style-name="P12"><text:a xlink:type="simple" xlink:href="https://stackoverflow.com/questions/41267305/docker-for-mac-vm-ip" office:target-frame-name="_blank" xlink:show="new" text:style-name="Internet_20_link" text:visited-style-name="Visited_20_Internet_20_Link"><text:span text:style-name="T6">https://stackoverflow.com/questions/41267305/docker-for-mac-vm-ip</text:span></text:a><text:span text:style-name="T1"> mapping docker port to localhost</text:span></text:p>
              <text:list>
                <text:list-item>
                  <text:p text:style-name="P21">mapping <text:span text:style-name="T26">ports -p docker_port:localhost_port</text:span></text:p>
                </text:list-item>
              </text:list>
            </text:list-item>
            <text:list-item>
              <text:p text:style-name="P12"><text:span text:style-name="Strong_20_Emphasis"><text:span text:style-name="T14">docker run -p 6006:6006 -v '/Users/robert/repos/tensorflow/tensorflow_learn/tf_poets_1:/tf'  -it tensorflow/tensorflow bash</text:span></text:span></text:p>
            </text:list-item>
            <text:list-item>
              <text:p text:style-name="P12"><text:span text:style-name="Strong_20_Emphasis"><text:span text:style-name="T14">cd /tf</text:span></text:span></text:p>
            </text:list-item>
            <text:list-item>
              <text:p text:style-name="P12"><text:span text:style-name="Strong_20_Emphasis"><text:span text:style-name="T14">tensorboard --logdir tf_files/training_summaries &amp; </text:span></text:span><text:span text:style-name="T15">  </text:span><text:span text:style-name="T17">kill with </text:span><text:span text:style-name="Strong_20_Emphasis"><text:span text:style-name="Source_20_Text"><text:span text:style-name="T16">pkill -f "tensorboard"</text:span></text:span></text:span></text:p>
            </text:list-item>
            <text:list-item>
              <text:p text:style-name="P12"><text:span text:style-name="T17">you can view the tensorbard on the browser: </text:span><text:a xlink:type="simple" xlink:href="http://localhost:6006/" office:target-frame-name="_blank" xlink:show="new" text:style-name="Internet_20_link" text:visited-style-name="Visited_20_Internet_20_Link"><text:span text:style-name="T7">http://localhost:6006</text:span></text:a></text:p>
              <text:p text:style-name="P33"/>
              <text:p text:style-name="P33"/>
            </text:list-item>
            <text:list-item>
              <text:p text:style-name="P3">IMAGE_SIZE=224</text:p>
              <text:p text:style-name="P1">ARCHITECTURE="mobilenet_0.50_${IMAGE_SIZE}"</text:p>
              <text:p text:style-name="P9"/>
            </text:list-item>
            <text:list-item>
              <text:p text:style-name="P12"><text:span text:style-name="T1">retrain step cmd:  </text:span><text:span text:style-name="Strong_20_Emphasis"><text:span text:style-name="T14">python -m scripts.retrain   --bottleneck_dir=../tf_files/bottlenecks --how_many_training_steps=500 --model_dir=../tf_files/models/ --summaries_dir=../tf_files/training_summaries/"${ARCHITECTURE}" --output_graph=../tf_files/retrained_graph.pb --output_labels=../tf_files/retrained_labels.txt --architecture="${ARCHITECTURE}" --image_dir=../tf_files/flower_photos</text:span></text:span></text:p>
              <text:p text:style-name="P9"/>
            </text:list-item>
            <text:list-item>
              <text:p text:style-name="P34"/>
            </text:list-item>
          </text:list>
        </text:list-item>
        <text:list-item>
          <text:p text:style-name="P12"><text:span text:style-name="T17">tf_poets_2 (mobile) </text:span><text:a xlink:type="simple" xlink:href="https://codelabs.developers.google.com/codelabs/tensorflow-for-poets-2-tflite/#7" office:target-frame-name="_blank" xlink:show="new" text:style-name="Internet_20_link" text:visited-style-name="Visited_20_Internet_20_Link"><text:span text:style-name="T7">https://codelabs.developers.google.com/codelabs/tensorflow-for-poets-2-tflite/</text:span></text:a></text:p>
          <text:list>
            <text:list-item>
              <text:p text:style-name="P31">labelling (predicting) img: <text:span text:style-name="T26">python -m scripts.label_image --graph=../tf_files/retrained_graph.pb --image=../tf_files/flower_photos/roses/4279990882_031482f8b6_n.jpg --labels=../tf_files/retrained_labels.txt</text:span></text:p>
            </text:list-item>
            <text:list-item>
              <text:p text:style-name="P32">upgrade TF to get toco </text:p>
              <text:list>
                <text:list-item>
                  <text:p text:style-name="P12"><text:span text:style-name="T17">works : </text:span><text:span text:style-name="Strong_20_Emphasis"><text:span text:style-name="T18">pip install tensorflow==1.7.0 --upgrade</text:span></text:span><text:span text:style-name="T18"> </text:span></text:p>
                </text:list-item>
                <text:list-item>
                  <text:p text:style-name="P32">doesnt: pip install tensorflow==1.9.0rc1 --upgrade </text:p>
                </text:list-item>
                <text:list-item>
                  <text:p text:style-name="P34"/>
                </text:list-item>
              </text:list>
            </text:list-item>
            <text:list-item>
              <text:p text:style-name="P32">convert file to *.lite optimises for mobile</text:p>
            </text:list-item>
            <text:list-item>
              <text:p text:style-name="P12"><text:span text:style-name="Strong_20_Emphasis"><text:span text:style-name="T9">toco \</text:span></text:span><text:span text:style-name="T20"><text:line-break/></text:span><text:span text:style-name="Strong_20_Emphasis"><text:span text:style-name="T11">   </text:span></text:span><text:span text:style-name="Strong_20_Emphasis"><text:span text:style-name="T9">--input_file=tf_files/retrained_graph.pb \</text:span></text:span><text:span text:style-name="T20"><text:line-break/></text:span><text:span text:style-name="Strong_20_Emphasis"><text:span text:style-name="T11">   </text:span></text:span><text:span text:style-name="Strong_20_Emphasis"><text:span text:style-name="T9">--output_file=tf_files/optimized_graph.lite \</text:span></text:span><text:span text:style-name="T20"><text:line-break/></text:span><text:span text:style-name="Strong_20_Emphasis"><text:span text:style-name="T11">   </text:span></text:span><text:span text:style-name="Strong_20_Emphasis"><text:span text:style-name="T9">--input_format=TENSORFLOW_GRAPHDEF \</text:span></text:span><text:span text:style-name="T20"><text:line-break/></text:span><text:span text:style-name="Strong_20_Emphasis"><text:span text:style-name="T11">   </text:span></text:span><text:span text:style-name="Strong_20_Emphasis"><text:span text:style-name="T9">--output_format=TFLITE \</text:span></text:span><text:span text:style-name="T20"><text:line-break/></text:span><text:span text:style-name="Strong_20_Emphasis"><text:span text:style-name="T11">  </text:span></text:span><text:span text:style-name="Strong_20_Emphasis"><text:span text:style-name="T9">--input_shape=1,${IMAGE_SIZE},${IMAGE_SIZE},3 \</text:span></text:span><text:span text:style-name="T20"><text:line-break/></text:span><text:span text:style-name="Strong_20_Emphasis"><text:span text:style-name="T11">   </text:span></text:span><text:span text:style-name="Strong_20_Emphasis"><text:span text:style-name="T9">--input_array=input \</text:span></text:span><text:span text:style-name="T20"><text:line-break/></text:span><text:span text:style-name="Strong_20_Emphasis"><text:span text:style-name="T11">   </text:span></text:span><text:span text:style-name="Strong_20_Emphasis"><text:span text:style-name="T9">--output_array=final_result \</text:span></text:span><text:span text:style-name="T20"><text:line-break/></text:span><text:span text:style-name="Strong_20_Emphasis"><text:span text:style-name="T11">  </text:span></text:span><text:span text:style-name="Strong_20_Emphasis"><text:span text:style-name="T9">--inference_type=FLOAT \</text:span></text:span><text:span text:style-name="T20"><text:line-break/></text:span><text:span text:style-name="Strong_20_Emphasis"><text:span text:style-name="T11">   </text:span></text:span><text:span text:style-name="Strong_20_Emphasis"><text:span text:style-name="T9">--input_data_type=FLOAT</text:span></text:span></text:p>
              <text:p text:style-name="P4"> </text:p>
              <text:list>
                <text:list-item>
                  <text:p text:style-name="P5"><text:span text:style-name="T30">Also</text:span> toco --help</text:p>
                </text:list-item>
              </text:list>
            </text:list-item>
            <text:list-item>
              <text:p text:style-name="P12"><text:span text:style-name="T17">In AS import project: </text:span><text:span text:style-name="Source_20_Text"><text:span text:style-name="T21">tensorflow-for-poets-2/android/tflite</text:span></text:span></text:p>
            </text:list-item>
            <text:list-item>
              <text:p text:style-name="P6"><text:span text:style-name="Strong_20_Emphasis"><text:span text:style-name="T21">cp tf_files/optimized_graph.lite </text:span></text:span><text:span text:style-name="Strong_20_Emphasis"><text:span text:style-name="T22">tensorflow-for-poets-2/android/tflite/app/src/main/assets/graph.lite </text:span></text:span></text:p>
              <text:p text:style-name="P2"><text:span text:style-name="Source_20_Text"><text:span text:style-name="Strong_20_Emphasis"><text:span text:style-name="T22">cp tf_files/retrained_labels.txt tensorflow-for-poets-2/android/tflite/app/src/main/assets/labels.txt </text:span></text:span></text:span></text:p>
            </text:list-item>
            <text:list-item>
              <text:p text:style-name="P12"><text:soft-page-break/><text:span text:style-name="Source_20_Text"><text:span text:style-name="T19">iOS project  https://codelabs.developers.google.com/codelabs/tensorflow-for-poets-2-ios/index.html?index=..%2F..%2Findex#4</text:span></text:span></text:p>
              <text:list>
                <text:list-item>
                  <text:p text:style-name="P12"><text:span text:style-name="Strong_20_Emphasis"><text:span text:style-name="Source_20_Text"><text:span text:style-name="T23">sudo gem install cocoapods</text:span></text:span></text:span></text:p>
                </text:list-item>
                <text:list-item>
                  <text:p text:style-name="P12"><text:span text:style-name="Strong_20_Emphasis"><text:span text:style-name="Source_20_Text"><text:span text:style-name="T23">pod install</text:span></text:span></text:span></text:p>
                </text:list-item>
                <text:list-item>
                  <text:p text:style-name="P12"><text:span text:style-name="Source_20_Text"><text:span text:style-name="T19">make sure to open </text:span></text:span><text:span text:style-name="Source_20_Text"><text:span text:style-name="Strong_20_Emphasis"><text:span text:style-name="T24">.</text:span></text:span></text:span><text:span text:style-name="Source_20_Text"><text:span text:style-name="Strong_20_Emphasis"><text:span text:style-name="T19">xcworkspace</text:span></text:span></text:span><text:span text:style-name="Source_20_Text"><text:span text:style-name="T19"> file build to work</text:span></text:span></text:p>
                </text:list-item>
                <text:list-item>
                  <text:p text:style-name="P12"><text:span text:style-name="Source_20_Text"><text:span text:style-name="T19">copy new model+labels</text:span></text:span></text:p>
                </text:list-item>
                <text:list-item>
                  <text:p text:style-name="P12"><text:span text:style-name="Strong_20_Emphasis"><text:span text:style-name="Source_20_Text"><text:span text:style-name="T24">cp ../../../tf_files/retrained_labels.txt data/labels.txt</text:span></text:span></text:span></text:p>
                </text:list-item>
                <text:list-item>
                  <text:p text:style-name="P12"><text:span text:style-name="Strong_20_Emphasis"><text:span text:style-name="Source_20_Text"><text:span text:style-name="T24">cp ../../../tf_files/optimized_graph.lite data/graph.lite</text:span></text:span></text:span></text:p>
                </text:list-item>
                <text:list-item>
                  <text:p text:style-name="P12"><text:span text:style-name="Strong_20_Emphasis"><text:span text:style-name="Source_20_Text"><text:span text:style-name="T24">pwd: /Users/robert/repos/tensorflow/tensorflow_learn/tf_poets_1/tensorflow-for-poets-2/ios/tflite</text:span></text:span></text:span></text:p>
                </text:list-item>
              </text:list>
            </text:list-item>
          </text:list>
        </text:list-item>
        <text:list-item>
          <text:p text:style-name="P12"><text:span text:style-name="Source_20_Text"><text:span text:style-name="T19">Makin a model</text:span></text:span></text:p>
          <text:list>
            <text:list-item>
              <text:p text:style-name="P6"><text:span text:style-name="Strong_20_Emphasis"><text:span text:style-name="Source_20_Text"><text:span text:style-name="T5">image downloader: pip install google_images_download</text:span></text:span></text:span></text:p>
            </text:list-item>
            <text:list-item>
              <text:p text:style-name="P4"> </text:p>
              <text:p text:style-name="P12"><text:span text:style-name="Strong_20_Emphasis"><text:span text:style-name="Source_20_Text"><text:span text:style-name="T12">https://github.com/hardikvasa/google-images-download</text:span></text:span></text:span></text:p>
            </text:list-item>
            <text:list-item>
              <text:p text:style-name="P12"><text:span text:style-name="Strong_20_Emphasis"><text:span text:style-name="Source_20_Text"><text:span text:style-name="T24">followed steps above in tfpoets1</text:span></text:span></text:span></text:p>
            </text:list-item>
            <text:list-item>
              <text:p text:style-name="P12"><text:span text:style-name="Strong_20_Emphasis"><text:span text:style-name="Source_20_Text"><text:span text:style-name="T24">googleimagesdownload --keywords "uk commuter train, steam train, tram, freight train, tgv train, thomas the tank engine" --limit 100</text:span></text:span></text:span></text:p>
            </text:list-item>
          </text:list>
        </text:list-item>
        <text:list-item>
          <text:p text:style-name="P12"><text:span text:style-name="Strong_20_Emphasis"><text:span text:style-name="Source_20_Text"><text:span text:style-name="T24">Style transfer</text:span></text:span></text:span></text:p>
          <text:list>
            <text:list-item>
              <text:p text:style-name="P37"><text:span text:style-name="Source_20_Text"><text:span text:style-name="T31"/></text:span></text:p>
            </text:list-item>
          </text:list>
        </text:list-item>
      </text:list>
      <text:p text:style-name="P10"><text:span text:style-name="Strong_20_Emphasis"><text:span text:style-name="T1">Other projects</text:span></text:span></text:p>
      <text:p text:style-name="P19">Project magenta, </text:p>
      <text:p text:style-name="P10"><text:span text:style-name="T1">NDK NN:</text:span><text:a xlink:type="simple" xlink:href="https://developer.android.com/ndk/guides/neuralnetworks/" office:target-frame-name="_blank" xlink:show="new" text:style-name="Internet_20_link" text:visited-style-name="Visited_20_Internet_20_Link"><text:span text:style-name="T6">https://developer.android.com/ndk/guides/neuralnetworks/</text:span></text:a></text:p>
      <text:p text:style-name="P19"/>
      <text:p text:style-name="P19"/>
      <text:p text:style-name="P10"><text:span text:style-name="Strong_20_Emphasis"><text:span text:style-name="T1">Other reading</text:span></text:span></text:p>
      <text:p text:style-name="P10"><text:span text:style-name="T1">CNN : https</text:span><text:a xlink:type="simple" xlink:href="https://towardsdatascience.com/convolutional-neural-networks-from-the-ground-up-c67bb41454e1" office:target-frame-name="_blank" xlink:show="new" text:style-name="Internet_20_link" text:visited-style-name="Visited_20_Internet_20_Link"><text:span text:style-name="T6">://towardsdatascience.com/convolutional-neural-networks-from-the-ground-up-c67bb41454e1</text:span></text:a></text:p>
      <text:p text:style-name="P10"><text:span text:style-name="T1">text classification: </text:span><text:a xlink:type="simple" xlink:href="http://ruder.io/text-classification-tensorflow-estimators/" office:target-frame-name="_blank" xlink:show="new" text:style-name="Internet_20_link" text:visited-style-name="Visited_20_Internet_20_Link"><text:span text:style-name="T6">http://ruder.io/text-classification-tensorflow-estimators/</text:span></text:a></text:p>
      <text:p text:style-name="P19">Transfer learning: </text:p>
      <text:list xml:id="list7394393814851653312" text:style-name="L3">
        <text:list-item>
          <text:p text:style-name="P13"><text:a xlink:type="simple" xlink:href="https://machinelearningmastery.com/transfer-learning-for-deep-learning/" office:target-frame-name="_blank" xlink:show="new" text:style-name="Internet_20_link" text:visited-style-name="Visited_20_Internet_20_Link"><text:span text:style-name="T6">https://machinelearningmastery.com/transfer-learning-for-deep-learning/</text:span></text:a></text:p>
        </text:list-item>
        <text:list-item>
          <text:p text:style-name="P13"><text:a xlink:type="simple" xlink:href="http://ruder.io/transfer-learning/" office:target-frame-name="_blank" xlink:show="new" text:style-name="Internet_20_link" text:visited-style-name="Visited_20_Internet_20_Link"><text:span text:style-name="T6">http://ruder.io/transfer-learning/</text:span></text:a></text:p>
        </text:list-item>
        <text:list-item>
          <text:p text:style-name="P13"><text:a xlink:type="simple" xlink:href="https://en.wikipedia.org/wiki/Transfer_learning" office:target-frame-name="_blank" xlink:show="new" text:style-name="Internet_20_link" text:visited-style-name="Visited_20_Internet_20_Link"><text:span text:style-name="T6">https://en.wikipedia.org/wiki/Transfer_learning</text:span></text:a></text:p>
        </text:list-item>
      </text:list>
      <text:p text:style-name="P10"><text:span text:style-name="T1">MLKit: </text:span><text:a xlink:type="simple" xlink:href="https://firebase.google.com/docs/ml-kit/android/use-custom-models" office:target-frame-name="_blank" xlink:show="new" text:style-name="Internet_20_link" text:visited-style-name="Visited_20_Internet_20_Link"><text:span text:style-name="T6">https://firebase.google.com/docs/ml-kit/android/use-custom-models</text:span></text:a></text:p>
      <text:p text:style-name="P39">Tensorflow:</text:p>
      <text:list xml:id="list5802252452604477991" text:style-name="L4">
        <text:list-item>
          <text:p text:style-name="P22">input fixed point quantization  https://www.tensorflow.org/performance/quantization</text:p>
        </text:list-item>
        <text:list-item>
          <text:p text:style-name="P38"/>
        </text:list-item>
      </text:list>
      <text:p text:style-name="P19"/>
      <text:p text:style-name="P35"><text:span text:style-name="Strong_20_Emphasis"><text:span text:style-name="T1">Outline</text:span></text:span></text:p>
      <text:list xml:id="list7373713128634706370" text:style-name="L5">
        <text:list-item>
          <text:p text:style-name="P23">What the talk is about</text:p>
        </text:list-item>
        <text:list-item>
          <text:p text:style-name="P23">Tensorflow overview</text:p>
        </text:list-item>
        <text:list-item>
          <text:p text:style-name="P14"><text:span text:style-name="T1">(aside) Jargon buster (also see glossary: </text:span><text:a xlink:type="simple" xlink:href="https://developers.google.com/machine-learning/glossary/" office:target-frame-name="_blank" xlink:show="new" text:style-name="Internet_20_link" text:visited-style-name="Visited_20_Internet_20_Link"><text:span text:style-name="T6">https://developers.google.com/machine-learning/glossary/</text:span></text:a><text:span text:style-name="T1"> )</text:span></text:p>
          <text:list>
            <text:list-item>
              <text:p text:style-name="P23">Neural network</text:p>
              <text:list>
                <text:list-item>
                  <text:p text:style-name="P23">can think of a a non-linear transformer (black box)</text:p>
                  <text:list>
                    <text:list-item>
                      <text:p text:style-name="P14"><text:a xlink:type="simple" xlink:href="http://colah.github.io/posts/2014-03-NN-Manifolds-Topology/" office:target-frame-name="_blank" xlink:show="new" text:style-name="Internet_20_link" text:visited-style-name="Visited_20_Internet_20_Link"><text:span text:style-name="T6">http://colah.github.io/posts/2014-03-NN-Manifolds-Topology/</text:span></text:a></text:p>
                    </text:list-item>
                  </text:list>
                </text:list-item>
                <text:list-item>
                  <text:p text:style-name="P23">layers of elements (weight,softmax, relu, convolutional, ...)</text:p>
                </text:list-item>
                <text:list-item>
                  <text:p text:style-name="P23">Train net data and measure prediction difference (usually RMS)</text:p>
                </text:list-item>
                <text:list-item>
                  <text:p text:style-name="P14"/>
                </text:list-item>
              </text:list>
            </text:list-item>
            <text:list-item>
              <text:p text:style-name="P23">Convolutional neural network</text:p>
            </text:list-item>
            <text:list-item>
              <text:p text:style-name="P23">Transfer learning</text:p>
            </text:list-item>
            <text:list-item>
              <text:p text:style-name="P23">Deep-learning</text:p>
            </text:list-item>
            <text:list-item>
              <text:p text:style-name="P23">deep Neural network</text:p>
            </text:list-item>
            <text:list-item>
              <text:p text:style-name="P14"><text:span text:style-name="T1">mobile nets : </text:span><text:a xlink:type="simple" xlink:href="https://ai.googleblog.com/2017/06/mobilenets-open-source-models-for.html" office:target-frame-name="_blank" xlink:show="new" text:style-name="Internet_20_link" text:visited-style-name="Visited_20_Internet_20_Link"><text:span text:style-name="T6">https://ai.googleblog.com/2017/06/mobilenets-open-source-models-for.html</text:span></text:a></text:p>
            </text:list-item>
            <text:list-item>
              <text:p text:style-name="P23">Keras: High level api for building NNs</text:p>
            </text:list-item>
          </text:list>
        </text:list-item>
        <text:list-item>
          <text:p text:style-name="P23">Deploying a model on android (using Tensorflow.java)</text:p>
        </text:list-item>
        <text:list-item>
          <text:p text:style-name="P40">Deploying a model on web (using Tensorflow.js)</text:p>
        </text:list-item>
      </text:list>
      <text:list xml:id="list5767031657405815800" text:style-name="L6">
        <text:list-item>
          <text:p text:style-name="P24">Client side adv/disadv:</text:p>
          <text:list>
            <text:list-item>
              <text:p text:style-name="P24">A: free compute power (for running NN and feature processing)</text:p>
            </text:list-item>
            <text:list-item>
              <text:p text:style-name="P24">A: Free RT high defn data</text:p>
            </text:list-item>
            <text:list-item>
              <text:p text:style-name="P24">A: low latency</text:p>
            </text:list-item>
            <text:list-item>
              <text:p text:style-name="P24">A: access to onboard devices and hardware (camera, sensors, mic)</text:p>
            </text:list-item>
            <text:list-item>
              <text:p text:style-name="P24">A: customer data security - data doesnt leave device</text:p>
            </text:list-item>
            <text:list-item>
              <text:p text:style-name="P24">A: transfer learning tasks on device make quicker learning</text:p>
            </text:list-item>
            <text:list-item>
              <text:p text:style-name="P15"/>
            </text:list-item>
            <text:list-item>
              <text:p text:style-name="P24">D: power issues</text:p>
            </text:list-item>
            <text:list-item>
              <text:p text:style-name="P24">D: permissions</text:p>
            </text:list-item>
            <text:list-item>
              <text:p text:style-name="P24">D: security?? (maybe A - generally same as API security)</text:p>
            </text:list-item>
            <text:list-item>
              <text:p text:style-name="P24">D: possibly lower/less acurate ans less processor  - need good model</text:p>
            </text:list-item>
          </text:list>
        </text:list-item>
        <text:list-item>
          <text:p text:style-name="P24">Usages/ideas:</text:p>
          <text:list>
            <text:list-item>
              <text:p text:style-name="P24">Client side ui Optimisation (NN)</text:p>
            </text:list-item>
            <text:list-item>
              <text:p text:style-name="P24"><text:soft-page-break/>Product flow optimisation (side products)</text:p>
            </text:list-item>
            <text:list-item>
              <text:p text:style-name="P24">Help client / chatbot (NLP)</text:p>
            </text:list-item>
            <text:list-item>
              <text:p text:style-name="P24">Image recognition - tickets, trains, signs, carriers, timetable boards (crowdsource rt data)</text:p>
            </text:list-item>
            <text:list-item>
              <text:p text:style-name="P15"/>
            </text:list-item>
          </text:list>
        </text:list-item>
        <text:list-item>
          <text:p text:style-name="P24">challenges:</text:p>
          <text:list>
            <text:list-item>
              <text:p text:style-name="P24">integrating work pipelines need data scientist,data engineer as well as, server API, modile devs, QA, BA, Owner</text:p>
            </text:list-item>
            <text:list-item>
              <text:p text:style-name="P24">compute power </text:p>
            </text:list-item>
            <text:list-item>
              <text:p text:style-name="P30"> <text:span text:style-name="T25">data research, feature cleaning &amp; processing, </text:span></text:p>
            </text:list-item>
          </text:list>
        </text:list-item>
        <text:list-item>
          <text:p text:style-name="P24">code architecture:</text:p>
          <text:list>
            <text:list-item>
              <text:p text:style-name="P24">multiplatform project (kotlin, kotlin-js(web), kotlin-native (iOS), kotlin/jvm (Android))</text:p>
            </text:list-item>
            <text:list-item>
              <text:p text:style-name="P24">python/web</text:p>
            </text:list-item>
            <text:list-item>
              <text:p text:style-name="P15"/>
            </text:list-item>
          </text:list>
        </text:list-item>
        <text:list-item>
          <text:p text:style-name="P24">deployment:</text:p>
          <text:list>
            <text:list-item>
              <text:p text:style-name="P24">dynamically update model</text:p>
            </text:list-item>
            <text:list-item>
              <text:p text:style-name="P41">transfer learning data reunification</text:p>
            </text:list-item>
          </text:list>
        </text:list-item>
      </text:list>
      <text:list xml:id="list474876058979608799" text:style-name="L7">
        <text:list-item>
          <text:p text:style-name="P25">learning tensorflow (resources)</text:p>
          <text:list>
            <text:list-item>
              <text:p text:style-name="P25">crash course</text:p>
            </text:list-item>
            <text:list-item>
              <text:p text:style-name="P25">codelabs : tfpoets 1(train) tfpoets2 (deploy)</text:p>
            </text:list-item>
            <text:list-item>
              <text:p text:style-name="P25">tfjs:tutorials page</text:p>
            </text:list-item>
            <text:list-item>
              <text:p text:style-name="P25">tensorflow tutorials page</text:p>
            </text:list-item>
            <text:list-item>
              <text:p text:style-name="P16"/>
            </text:list-item>
          </text:list>
        </text:list-item>
      </text:list>
      <text:p text:style-name="P35"><text:span text:style-name="Strong_20_Emphasis"><text:span text:style-name="T1">slides feedback</text:span></text:span></text:p>
      <text:list xml:id="list8788139460147113977" text:style-name="L8">
        <text:list-item>
          <text:p text:style-name="P26">More images - screenshots</text:p>
        </text:list-item>
        <text:list-item>
          <text:p text:style-name="P26">Cover training more - cover train model more</text:p>
        </text:list-item>
        <text:list-item>
          <text:p text:style-name="P26">Remove deep learning jargon buster</text:p>
        </text:list-item>
        <text:list-item>
          <text:p text:style-name="P26">Looks dense - maybe remove excess can be reduced</text:p>
        </text:list-item>
        <text:list-item>
          <text:p text:style-name="P26">TFMobile slide?</text:p>
        </text:list-item>
        <text:list-item>
          <text:p text:style-name="P17"><text:span text:style-name="Strong_20_Emphasis"><text:span text:style-name="T1">robi</text:span></text:span></text:p>
        </text:list-item>
      </text:list>
      <text:list xml:id="list47391024483892510" text:style-name="L9">
        <text:list-item>
          <text:p text:style-name="P27">don't say NPM, that's a package manager; NodeJS is the platform (=JVM)</text:p>
        </text:list-item>
        <text:list-item>
          <text:p text:style-name="P27">ObjC code is cut off on the right</text:p>
        </text:list-item>
        <text:list-item>
          <text:p text:style-name="P27">there was a word "ad" on the technologies slide, does it mean "advertisement" or is a typo of "add"?</text:p>
        </text:list-item>
        <text:list-item>
          <text:p text:style-name="P27">careful with NLP, use the full form; it can mean "hypnosis=Neuro Linguistic Programming" as well</text:p>
        </text:list-item>
        <text:list-item>
          <text:p text:style-name="P27">The usages are not really toil, more like awesome features for the user, check the definiton of toil</text:p>
        </text:list-item>
        <text:list-item>
          <text:p text:style-name="P42">towards the end you should mention whether it's for hacking/production ready</text:p>
        </text:list-item>
      </text:list>
      <text:p text:style-name="P10"><text:span text:style-name="Strong_20_Emphasis"><text:span text:style-name="T1">checklist</text:span></text:span></text:p>
      <text:p text:style-name="P10"><text:span text:style-name="Strong_20_Emphasis"><text:span text:style-name="T1">mac (personl + work)</text:span></text:span></text:p>
      <text:p text:style-name="P10"><text:span text:style-name="Strong_20_Emphasis"><text:span text:style-name="T1">test reveal pres mode</text:span></text:span></text:p>
      <text:p text:style-name="P10"><text:span text:style-name="Strong_20_Emphasis"><text:span text:style-name="T1">finish slides (above)</text:span></text:span></text:p>
      <text:p text:style-name="P10"><text:span text:style-name="Strong_20_Emphasis"><text:span text:style-name="T1">last slide with links and name tw: #tltechsummit18</text:span></text:span></text:p>
      <text:p text:style-name="P10"><text:span text:style-name="Strong_20_Emphasis"><text:span text:style-name="T1"/></text:span></text:p>
      <text:p text:style-name="P10"><text:span text:style-name="Strong_20_Emphasis"><text:span text:style-name="T1"/></text:span></text:p>
      <text:p text:style-name="P10"><text:span text:style-name="Strong_20_Emphasis"><text:span text:style-name="T1">Droidcon AI talks</text:span></text:span></text:p>
      <text:p text:style-name="P35"><text:span text:style-name="Strong_20_Emphasis"><text:span text:style-name="T1">Rise of machines talk (Droidcon)</text:span></text:span></text:p>
      <text:list xml:id="list6183007339617375515" text:style-name="L10">
        <text:list-item>
          <text:p text:style-name="P28">usage of client side :</text:p>
          <text:list>
            <text:list-item>
              <text:p text:style-name="P28">Summarising data to provide high level overviews.</text:p>
            </text:list-item>
            <text:list-item>
              <text:p text:style-name="P28">Image/text recognition.</text:p>
            </text:list-item>
            <text:list-item>
              <text:p text:style-name="P28">Natural language processing for (input on the client).</text:p>
              <text:list>
                <text:list-item>
                  <text:p text:style-name="P28">on device smart relpys to text based messages (sms, email, ...) - maintians privacy.</text:p>
                </text:list-item>
              </text:list>
            </text:list-item>
            <text:list-item>
              <text:p text:style-name="P28">UI adaptation for the user.</text:p>
            </text:list-item>
            <text:list-item>
              <text:p text:style-name="P28">Industrial usage : optimising industrial processes.</text:p>
            </text:list-item>
            <text:list-item>
              <text:p text:style-name="P28">Combining and correlation different data sources.</text:p>
              <text:list>
                <text:list-item>
                  <text:p text:style-name="P28">Makes data processing cheaper if it doesn't always have to be done in the cloud.2§§</text:p>
                </text:list-item>
              </text:list>
            </text:list-item>
            <text:list-item>
              <text:p text:style-name="P28">Hyundai HiAi: scanphoto to create powerpoint pres - extract slides from photos</text:p>
            </text:list-item>
          </text:list>
        </text:list-item>
        <text:list-item>
          <text:p text:style-name="P28">limits of AI</text:p>
          <text:list>
            <text:list-item>
              <text:p text:style-name="P28">General Ai is far away.</text:p>
            </text:list-item>
            <text:list-item>
              <text:p text:style-name="P28">Looking at AI layer to figure out why NN are making the deisions they are.</text:p>
            </text:list-item>
            <text:list-item>
              <text:p text:style-name="P28">Not much high level overview - each problem is data specific - need lots of techniques.</text:p>
            </text:list-item>
            <text:list-item>
              <text:p text:style-name="P28">data set quality and refinement (lower size of better quality is better).</text:p>
            </text:list-item>
          </text:list>
        </text:list-item>
        <text:list-item>
          <text:p text:style-name="P28">How to adopt ML with low experience</text:p>
          <text:list>
            <text:list-item>
              <text:p text:style-name="P28">Transfer learning : limits data needed for training for specific use case.</text:p>
            </text:list-item>
            <text:list-item>
              <text:p text:style-name="P28">Limit to amount of thing to recognise - getter resut and lower data needed.</text:p>
            </text:list-item>
            <text:list-item>
              <text:p text:style-name="P28">Consider data science (stats) you might not need ML.</text:p>
            </text:list-item>
            <text:list-item>
              <text:p text:style-name="P28">Ask yourself if you really need to create a model - off the shelf model have a lot of work.</text:p>
            </text:list-item>
          </text:list>
        </text:list-item>
        <text:list-item>
          <text:p text:style-name="P28">Tools/Resources</text:p>
          <text:list>
            <text:list-item>
              <text:p text:style-name="P28">IBM Watson has a set of APIs and demo apps.</text:p>
            </text:list-item>
            <text:list-item>
              <text:p text:style-name="P28">Using GPU saves time in research.</text:p>
            </text:list-item>
            <text:list-item>
              <text:p text:style-name="P28">Tensorflow : poets, crashcourse, Tensorflow.js.</text:p>
            </text:list-item>
            <text:list-item>
              <text:p text:style-name="P28">paperswithcode.com - AI research papers w. github code &amp; tools usage.</text:p>
            </text:list-item>
            <text:list-item>
              <text:p text:style-name="P28">CS231n stanford computer vision course - has all the student project (usually with source).</text:p>
            </text:list-item>
            <text:list-item>
              <text:p text:style-name="P28">Google provide lots of ML models (ask Yaz) - talk tomorrow.</text:p>
            </text:list-item>
            <text:list-item>
              <text:p text:style-name="P28">Mozilla deep voice project?</text:p>
            </text:list-item>
          </text:list>
        </text:list-item>
        <text:list-item>
          <text:p text:style-name="P28">Workflow &amp; integration of ML teams</text:p>
          <text:list>
            <text:list-item>
              <text:p text:style-name="P28">Innovation teams arent great as it isolates teams from business.</text:p>
            </text:list-item>
            <text:list-item>
              <text:p text:style-name="P28">Embed AI across the board horizontally.</text:p>
            </text:list-item>
            <text:list-item>
              <text:p text:style-name="P28">ML development takes time - hard to give definite timelines.</text:p>
            </text:list-item>
            <text:list-item>
              <text:p text:style-name="P28">If solution can be provided using off the shelf resources - can give faster results.</text:p>
            </text:list-item>
            <text:list-item>
              <text:p text:style-name="P28">Always focus on the user &amp; use case.</text:p>
            </text:list-item>
            <text:list-item>
              <text:p text:style-name="P43">can run neural networks on NDK (Android 26/27)!!</text:p>
            </text:list-item>
          </text:list>
        </text:list-item>
      </text:list>
      <text:p text:style-name="P39">Huawei ML</text:p>
      <text:list xml:id="list8326164815427989356" text:style-name="L11">
        <text:list-item>
          <text:p text:style-name="P29">ProjectionNet: paper for Huawei ML</text:p>
        </text:list-item>
        <text:list-item>
          <text:p text:style-name="P44"><text:soft-page-break/>Fixed point quantization (uses int instead of float): quicker number crunching, when leanrning - inc normailsation layer to get range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Monaco" svg:font-family="Monaco, Courier, monospace"/>
    <style:font-face style:name="OpenSymbol" svg:font-family="OpenSymbol"/>
    <style:font-face style:name="courier new" svg:font-family="'courier new', courier, monospace"/>
    <style:font-face style:name="gotham" svg:font-family="gotham, helvetica, arial, sans-serif"/>
    <style:font-face style:name="gotham1" svg:font-family="gotham, helvetica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munro</meta:initial-creator>
    <meta:creation-date>2018-07-05T15:22:51</meta:creation-date>
    <meta:document-statistic meta:table-count="0" meta:image-count="0" meta:object-count="0" meta:page-count="4" meta:paragraph-count="179" meta:word-count="1213" meta:character-count="9170"/>
    <dc:date>2018-07-05T16:40:55</dc:date>
    <dc:creator>robert munro</dc:creator>
    <meta:editing-duration>PT1H2M54S</meta:editing-duration>
    <meta:editing-cycles>1</meta:editing-cycles>
    <meta:generator>OpenOffice/4.1.4$Unix OpenOffice.org_project/414m5$Build-9788</meta:generator>
  </office:meta>
</office:document-meta>
</file>